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49cm"/>
    </style:style>
    <style:style style:name="co3" style:family="table-column">
      <style:table-column-properties fo:break-before="auto" style:column-width="2.85cm"/>
    </style:style>
    <style:style style:name="co4" style:family="table-column">
      <style:table-column-properties fo:break-before="auto" style:column-width="2.768cm"/>
    </style:style>
    <style:style style:name="co5" style:family="table-column">
      <style:table-column-properties fo:break-before="auto" style:column-width="3.0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l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Tabla 1: Impacto del entorno multiproceso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2" office:value-type="string">
            <text:p>Tiempo medio</text:p>
          </table:table-cell>
          <table:table-cell table:style-name="ce2" office:value-type="string">
            <text:p>Tiempo máximo</text:p>
          </table:table-cell>
          <table:table-cell table:style-name="ce2" office:value-type="string">
            <text:p>Tiempo mínimo</text:p>
          </table:table-cell>
        </table:table-row>
        <table:table-row table:style-name="ro1">
          <table:table-cell table:style-name="ce2" office:value-type="string">
            <text:p>1 instancia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>
            <text:p>2 instancias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>
            <text:p>5 instancias</text:p>
          </table:table-cell>
          <table:table-cell table:style-name="ce2"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>
            <draw:frame table:end-cell-address="Tabla1.F32" table:end-x="1.503cm" table:end-y="0.451cm" draw:z-index="0" draw:style-name="gr1" svg:width="13.714cm" svg:height="10.771cm" svg:x="0.441cm" svg:y="0.027cm">
              <draw:object draw:notify-on-update-of-ranges="Tabla1.A4:Tabla1.A6 Tabla1.B4:Tabla1.B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</table:table>
      <table:table table:name="Tabla2" table:style-name="ta1" table:print="false"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Tabla 2: Impacto de la prioridad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3" office:value-type="string">
            <text:p>1fib</text:p>
          </table:table-cell>
          <table:table-cell table:style-name="ce3" office:value-type="string">
            <text:p>BAJA_PRIO_FIB</text:p>
          </table:table-cell>
        </table:table-row>
        <table:table-row table:style-name="ro1">
          <table:table-cell table:style-name="ce2" office:value-type="string">
            <text:p>1 instancia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2 instancias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5 instancias</text:p>
          </table:table-cell>
          <table:table-cell table:style-name="ce2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>
            <draw:frame table:end-cell-address="Tabla2.H31" table:end-x="1.931cm" table:end-y="0.027cm" draw:z-index="0" draw:style-name="gr1" svg:width="17.638cm" svg:height="10.248cm" svg:x="0.899cm" svg:y="0.126cm">
              <draw:object draw:notify-on-update-of-ranges="Tabla2.A3:Tabla2.A3 Tabla2.A4:Tabla2.A6 Tabla2.B3:Tabla2.B3 Tabla2.B4:Tabla2.B6 Tabla2.C3:Tabla2.C3 Tabla2.C4:Tabla2.C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5">15/02/2011</text:date>, <text:time>10:58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urphy </meta:initial-creator>
    <meta:creation-date>2011-02-15T10:35:29</meta:creation-date>
    <dc:date>2011-02-15T10:58:28</dc:date>
    <dc:creator>Murphy </dc:creator>
    <meta:editing-duration>PT00H22M59S</meta:editing-duration>
    <meta:editing-cycles>2</meta:editing-cycles>
    <meta:generator>OpenOffice.org/3.2$Linux OpenOffice.org_project/320m19$Build-9505</meta:generator>
    <meta:document-statistic meta:table-count="3" meta:cell-count="1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15cm" svg:height="10.772cm" xlink:href=".." chart:class="chart:bar" chart:style-name="ch1">
        <chart:title svg:x="3.563cm" svg:y="0.216cm" chart:style-name="ch2">
          <text:p>Impacto del entorno multiproceso</text:p>
        </chart:title>
        <chart:plot-area chart:style-name="ch3" table:cell-range-address="Tabla1.A4:Tabla1.B6" chart:data-source-has-labels="column" svg:x="0.274cm" svg:y="0.934cm" svg:width="13.167cm" svg:height="9.623cm">
          <chart:axis chart:dimension="x" chart:name="primary-x" chart:style-name="ch4">
            <chart:categories table:cell-range-address="Tabla1.A4:Tabla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a1.B4:Tabla1.B6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 text:id="Tabla1.A4:Tabla1.A6">1 instancia</text:p>
              </table:table-cell>
              <table:table-cell office:value-type="float" office:value="1.#NAN">
                <text:p text:id="Tabla1.B4:Tabla1.B6">1.#NAN</text:p>
              </table:table-cell>
            </table:table-row>
            <table:table-row>
              <table:table-cell office:value-type="string">
                <text:p>2 instancias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 instancias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639cm" svg:height="10.249cm" xlink:href=".." chart:class="chart:bar" chart:style-name="ch1">
        <chart:title svg:x="6.557cm" svg:y="0.205cm" chart:style-name="ch2">
          <text:p>Impacto de la prioridad</text:p>
        </chart:title>
        <chart:legend chart:legend-position="end" svg:x="14.441cm" svg:y="4.655cm" chart:style-name="ch3"/>
        <chart:plot-area chart:style-name="ch4" table:cell-range-address="Tabla2.A3:Tabla2.C6" chart:data-source-has-labels="both" svg:x="0.503cm" svg:y="0.912cm" svg:width="13.587cm" svg:height="8.929cm">
          <chart:axis chart:dimension="x" chart:name="primary-x" chart:style-name="ch5">
            <chart:categories table:cell-range-address="Tabla2.A4:Tabla2.A6"/>
          </chart:axis>
          <chart:axis chart:dimension="y" chart:name="primary-y" chart:style-name="ch6">
            <chart:title svg:x="0.353cm" svg:y="6.117cm" chart:style-name="ch7">
              <text:p>Segundos</text:p>
            </chart:title>
            <chart:grid chart:style-name="ch8" chart:class="major"/>
          </chart:axis>
          <chart:series chart:style-name="ch9" chart:values-cell-range-address="Tabla2.B4:Tabla2.B6" chart:label-cell-address="Tabla2.B3:Tabla2.B3" chart:class="chart:bar">
            <chart:data-point chart:repeated="3"/>
          </chart:series>
          <chart:series chart:style-name="ch10" chart:values-cell-range-address="Tabla2.C4:Tabla2.C6" chart:label-cell-address="Tabla2.C3:Tabla2.C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la2.B3:Tabla2.B3">1fib</text:p>
              </table:table-cell>
              <table:table-cell office:value-type="string">
                <text:p text:id="Tabla2.C3:Tabla2.C3">BAJA_PRIO_FIB</text:p>
              </table:table-cell>
            </table:table-row>
          </table:table-header-rows>
          <table:table-rows>
            <table:table-row>
              <table:table-cell office:value-type="string">
                <text:p text:id="Tabla2.A4:Tabla2.A6">1 instancia</text:p>
              </table:table-cell>
              <table:table-cell office:value-type="float" office:value="1.#NAN">
                <text:p text:id="Tabla2.B4:Tabla2.B6">1.#NAN</text:p>
              </table:table-cell>
              <table:table-cell office:value-type="float" office:value="1.#NAN">
                <text:p text:id="Tabla2.C4:Tabla2.C6">1.#NAN</text:p>
              </table:table-cell>
            </table:table-row>
            <table:table-row>
              <table:table-cell office:value-type="string">
                <text:p>2 instancias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 instancias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